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32000000258EC8EC29B.png" manifest:media-type="image/png"/>
  <manifest:file-entry manifest:full-path="Pictures/10000000000003200000025819812F21.png" manifest:media-type="image/png"/>
  <manifest:file-entry manifest:full-path="Pictures/100000000000032000000258217E47D0.png" manifest:media-type="image/png"/>
  <manifest:file-entry manifest:full-path="Pictures/100000000000032000000258CA0C59C4.png" manifest:media-type="image/png"/>
  <manifest:file-entry manifest:full-path="Pictures/100000000000032000000258AE45E8AA.png" manifest:media-type="image/png"/>
  <manifest:file-entry manifest:full-path="Pictures/100000000000032000000258F6AEE96B.png" manifest:media-type="image/png"/>
  <manifest:file-entry manifest:full-path="Pictures/100000000000032000000258F6B218C8.png" manifest:media-type="image/png"/>
  <manifest:file-entry manifest:full-path="Pictures/1000000000000320000002582C51995A.png" manifest:media-type="image/png"/>
  <manifest:file-entry manifest:full-path="Pictures/100000000000032000000258EC0B43F6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organic-title">
      <style:graphic-properties fo:min-height="3.256cm"/>
    </style:style>
    <style:style style:name="pr2" style:family="presentation" style:parent-style-name="lyt-organic-subtitle">
      <style:graphic-properties draw:fill-color="#ffffff" fo:min-height="15.093cm"/>
    </style:style>
    <style:style style:name="pr3" style:family="presentation" style:parent-style-name="lyt-organic-notes">
      <style:graphic-properties draw:fill-color="#ffffff" draw:auto-grow-height="true" fo:min-height="13.365cm"/>
    </style:style>
    <style:style style:name="pr4" style:family="presentation" style:parent-style-name="lyt-organic-title">
      <style:graphic-properties draw:auto-grow-height="true" fo:min-height="3.507cm"/>
    </style:style>
    <style:style style:name="pr5" style:family="presentation" style:parent-style-name="lyt-organic-outline1">
      <style:graphic-properties fo:min-height="15.093cm"/>
    </style:style>
    <style:style style:name="pr6" style:family="presentation" style:parent-style-name="lyt-organic-notes">
      <style:graphic-properties draw:fill-color="#ffffff" fo:min-height="13.114cm"/>
    </style:style>
    <style:style style:name="pr7" style:family="presentation" style:parent-style-name="lyt-organic-outline1">
      <style:graphic-properties draw:auto-grow-height="true" fo:min-height="15.344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family="'Courier 10 Pitch'" style:font-pitch="fixed"/>
    </style:style>
    <style:style style:name="T3" style:family="text">
      <style:text-properties fo:font-family="'DejaVu Sans Mono'" style:font-family-generic="modern" style:font-pitch="fixed" fo:font-size="26pt" style:font-size-asian="26pt" style:font-size-complex="2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0">
        <office:forms form:automatic-focus="false" form:apply-design-mode="false"/>
        <draw:frame presentation:style-name="pr1" draw:layer="layout" svg:width="24cm" svg:height="3.256cm" svg:x="2cm" svg:y="4.062cm" presentation:class="title" presentation:user-transformed="true">
          <draw:text-box>
            <text:p><text:s/>Python Modules and Packages</text:p>
          </draw:text-box>
        </draw:frame>
        <draw:frame presentation:style-name="pr2" draw:layer="layout" svg:width="23cm" svg:height="15.093cm" svg:x="2.5cm" svg:y="5.639cm" presentation:class="subtitle" presentation:user-transformed="true">
          <draw:text-box>
            <text:p>Perth Django and Python Developers meetup<text:line-break/>1 September 2016</text:p>
            <text:p/>
            <text:p><text:span text:style-name="T1">Alastair Irvine</text:span><text:line-break/><text:span text:style-name="T2">alastair@plug.org.a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draw:frame presentation:style-name="pr4" draw:layer="layout" svg:width="24cm" svg:height="3.507cm" svg:x="2cm" svg:y="1.537cm" presentation:class="title">
          <draw:text-box>
            <text:p>Introduction</text:p>
          </draw:text-box>
        </draw:frame>
        <draw:frame presentation:style-name="pr5" draw:layer="layout" svg:width="23cm" svg:height="15.093cm" svg:x="2.5cm" svg:y="5.514cm" presentation:class="outline">
          <draw:text-box>
            <text:list text:style-name="L2">
              <text:list-item>
                <text:p>Background</text:p>
              </text:list-item>
              <text:list-item>
                <text:p>Python version disclaimer</text:p>
              </text:list-item>
              <text:list-item>
                <text:p>Purpo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3T3">
        <draw:frame presentation:style-name="pr4" draw:layer="layout" svg:width="24cm" svg:height="3.507cm" svg:x="2cm" svg:y="1.537cm" presentation:class="title">
          <draw:text-box>
            <text:p>Overview</text:p>
          </draw:text-box>
        </draw:frame>
        <draw:frame presentation:style-name="pr7" draw:layer="layout" svg:width="11.223cm" svg:height="15.344cm" svg:x="2.5cm" svg:y="5.514cm" presentation:class="outline" presentation:user-transformed="true">
          <draw:text-box>
            <text:list text:style-name="L2">
              <text:list-item>
                <text:p>Features</text:p>
              </text:list-item>
              <text:list-item>
                <text:p>Module Semantics</text:p>
              </text:list-item>
              <text:list-item>
                <text:p>Fancy hacks and relative modules</text:p>
              </text:list-item>
              <text:list-item>
                <text:p>Packages</text:p>
              </text:list-item>
              <text:list-item>
                <text:p>Module contents</text:p>
              </text:list-item>
              <text:list-item>
                <text:p>Demo</text:p>
              </text:list-item>
            </text:list>
          </draw:text-box>
        </draw:frame>
        <draw:frame presentation:style-name="pr5" draw:layer="layout" svg:width="11.223cm" svg:height="15.093cm" svg:x="14.285cm" svg:y="5.514cm" presentation:class="outline">
          <draw:text-box>
            <text:list text:style-name="L2">
              <text:list-item>
                <text:p>Packaging</text:p>
              </text:list-item>
              <text:list-item>
                <text:p>Implications</text:p>
              </text:list-item>
              <text:list-item>
                <text:p>Gotchas</text:p>
              </text:list-item>
              <text:list-item>
                <text:p>Questions?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draw:frame presentation:style-name="pr1" draw:layer="layout" svg:width="24cm" svg:height="3.256cm" svg:x="2cm" svg:y="1.662cm" presentation:class="title">
          <draw:text-box>
            <text:p>Features</text:p>
          </draw:text-box>
        </draw:frame>
        <draw:frame presentation:style-name="pr5" draw:layer="layout" svg:width="23cm" svg:height="15.093cm" svg:x="2.5cm" svg:y="5.514cm" presentation:class="outline" presentation:user-transformed="true">
          <draw:text-box>
            <text:list text:style-name="L2">
              <text:list-item>
                <text:p>Lets you access code from another file</text:p>
              </text:list-item>
              <text:list-item>
                <text:p>Examples:</text:p>
                <text:list>
                  <text:list-item>
                    <text:p>import blah</text:p>
                  </text:list-item>
                  <text:list-item>
                    <text:p>from fun import Ren, Stimpy</text:p>
                  </text:list-item>
                  <text:list-item>
                    <text:p>from example import *</text:p>
                  </text:list-item>
                  <text:list-item>
                    <text:p>from os.path import dirname</text:p>
                  </text:list-item>
                  <text:list-item>
                    <text:p>from math import log as natural_log</text:p>
                  </text:list-item>
                </text:list>
              </text:list-item>
              <text:list-item>
                <text:p>Symbols imported can be classes, functions, constants, 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2T1">
        <draw:frame presentation:style-name="pr1" draw:layer="layout" svg:width="24cm" svg:height="3.256cm" svg:x="2cm" svg:y="1.662cm" presentation:class="title">
          <draw:text-box>
            <text:p>Module Semantics</text:p>
          </draw:text-box>
        </draw:frame>
        <draw:frame presentation:style-name="pr5" draw:layer="layout" svg:width="23cm" svg:height="15.093cm" svg:x="2.5cm" svg:y="5.514cm" presentation:class="outline">
          <draw:text-box>
            <text:list text:style-name="L2">
              <text:list-item>
                <text:p>Any .py file in the path can be used as a module</text:p>
              </text:list-item>
              <text:list-item>
                <text:p>Implicit namespaces</text:p>
              </text:list-item>
              <text:list-item>
                <text:p>sys.path</text:p>
              </text:list-item>
              <text:list-item>
                <text:p>$PYTHONPAT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2T1">
        <draw:frame presentation:style-name="pr1" draw:layer="layout" svg:width="24cm" svg:height="3.256cm" svg:x="2cm" svg:y="1.662cm" presentation:class="title">
          <draw:text-box>
            <text:p>Fancy hacks and relative modules</text:p>
          </draw:text-box>
        </draw:frame>
        <draw:frame presentation:style-name="pr5" draw:layer="layout" svg:width="23cm" svg:height="15.093cm" svg:x="2.5cm" svg:y="5.514cm" presentation:class="outline">
          <draw:text-box>
            <text:list text:style-name="L2">
              <text:list-item>
                <text:p>Module name is stored in __name__ – will be “__main__” if run as a script</text:p>
              </text:list-item>
              <text:list-item>
                <text:p>Relative modules are in the same directory as the module that's importing them</text:p>
              </text:list-item>
              <text:list-item>
                <text:p>In Python 2, use<text:line-break/><text:span text:style-name="T3">from __future__ import absolute_import</text:span></text:p>
              </text:list-item>
              <text:list-item>
                <text:p><text:span text:style-name="T3">from . import helper</text:span></text:p>
              </text:list-item>
              <text:list-item>
                <text:p><text:span text:style-name="T3">from .xyz import helper as xyz_help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2T1">
        <draw:frame presentation:style-name="pr1" draw:layer="layout" svg:width="24cm" svg:height="3.256cm" svg:x="2cm" svg:y="1.662cm" presentation:class="title">
          <draw:text-box>
            <text:p>Packages</text:p>
          </draw:text-box>
        </draw:frame>
        <draw:frame presentation:style-name="pr5" draw:layer="layout" svg:width="23cm" svg:height="15.093cm" svg:x="2.5cm" svg:y="5.514cm" presentation:class="outline">
          <draw:text-box>
            <text:list text:style-name="L2">
              <text:list-item>
                <text:p>Submodules are modules that are stored in another module, e.g. os.path</text:p>
              </text:list-item>
              <text:list-item>
                <text:p>Top-level module is called a package; its contents is in __init__.py</text:p>
              </text:list-item>
              <text:list-item>
                <text:p>Each submodule is a .py file, or a “sub-package” directory</text:p>
              </text:list-item>
              <text:list-item>
                <text:p>Whole package can be runnable using __main__.py</text:p>
                <text:list>
                  <text:list-item>
                    <text:p>Run “python -m blah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2T1">
        <draw:frame presentation:style-name="pr1" draw:layer="layout" svg:width="24cm" svg:height="3.256cm" svg:x="2cm" svg:y="1.662cm" presentation:class="title">
          <draw:text-box>
            <text:p>Module contents</text:p>
          </draw:text-box>
        </draw:frame>
        <draw:frame presentation:style-name="pr5" draw:layer="layout" svg:width="23cm" svg:height="15.093cm" svg:x="2.5cm" svg:y="5.514cm" presentation:class="outline" presentation:user-transformed="true">
          <draw:text-box>
            <text:list text:style-name="L2">
              <text:list-item>
                <text:p>Default is everything defined in the module</text:p>
              </text:list-item>
              <text:list-item>
                <text:p>Override by making a list of symbols called __all__</text:p>
              </text:list-item>
              <text:list-item>
                <text:p>__path__ overrides a package's location for submodules</text:p>
              </text:list-item>
              <text:list-item>
                <text:p>The dir() Function shows the contents of module you've importe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2T1">
        <draw:frame presentation:style-name="pr1" draw:layer="layout" svg:width="24cm" svg:height="3.256cm" svg:x="2cm" svg:y="1.662cm" presentation:class="title" presentation:user-transformed="true">
          <draw:text-box>
            <text:p>Demo</text:p>
          </draw:text-box>
        </draw:frame>
        <draw:frame presentation:style-name="pr5" draw:layer="layout" svg:width="23cm" svg:height="15.093cm" svg:x="2.5cm" svg:y="5.5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2T1">
        <draw:frame presentation:style-name="pr1" draw:layer="layout" svg:width="24cm" svg:height="3.256cm" svg:x="2cm" svg:y="1.662cm" presentation:class="title">
          <draw:text-box>
            <text:p>Packaging</text:p>
          </draw:text-box>
        </draw:frame>
        <draw:frame presentation:style-name="pr5" draw:layer="layout" svg:width="23cm" svg:height="15.093cm" svg:x="2.5cm" svg:y="5.514cm" presentation:class="outline">
          <draw:text-box>
            <text:list text:style-name="L2">
              <text:list-item>
                <text:p>Handles Dependencies and Versioning</text:p>
              </text:list-item>
              <text:list-item>
                <text:p>See https://packaging.python.org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2T1">
        <draw:frame presentation:style-name="pr1" draw:layer="layout" svg:width="24cm" svg:height="3.256cm" svg:x="2cm" svg:y="1.662cm" presentation:class="title">
          <draw:text-box>
            <text:p>Packaging: Projects</text:p>
          </draw:text-box>
        </draw:frame>
        <draw:frame presentation:style-name="pr5" draw:layer="layout" svg:width="23cm" svg:height="15.093cm" svg:x="2.5cm" svg:y="5.514cm" presentation:class="outline">
          <draw:text-box>
            <text:list text:style-name="L2">
              <text:list-item>
                <text:p>Create with help of <text:span text:style-name="T4">setuptools</text:span></text:p>
                <text:list>
                  <text:list-item>
                    <text:p><text:span text:style-name="T5">Actually you put a file called setup.py into your package directory; defines metadata</text:span></text:p>
                  </text:list-item>
                </text:list>
              </text:list-item>
              <text:list-item>
                <text:p>Install locally using <text:span text:style-name="T4">pi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organic" presentation:presentation-page-layout-name="AL2T1">
        <draw:frame presentation:style-name="pr1" draw:layer="layout" svg:width="24cm" svg:height="3.256cm" svg:x="2cm" svg:y="1.662cm" presentation:class="title" presentation:user-transformed="true">
          <draw:text-box>
            <text:p>Packaging: uploading</text:p>
          </draw:text-box>
        </draw:frame>
        <draw:frame presentation:style-name="pr5" draw:layer="layout" svg:width="23cm" svg:height="15.093cm" svg:x="2.5cm" svg:y="5.514cm" presentation:class="outline">
          <draw:text-box>
            <text:list text:style-name="L2">
              <text:list-item>
                <text:p>PyPI is the online archive, formerly known as cheesesh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organic" presentation:presentation-page-layout-name="AL2T1">
        <office:forms form:automatic-focus="false" form:apply-design-mode="false"/>
        <draw:frame presentation:style-name="pr1" draw:layer="layout" svg:width="24cm" svg:height="3.256cm" svg:x="2cm" svg:y="1.662cm" presentation:class="title">
          <draw:text-box>
            <text:p>Packaging: Source Distributions</text:p>
          </draw:text-box>
        </draw:frame>
        <draw:frame presentation:style-name="pr5" draw:layer="layout" svg:width="23cm" svg:height="15.093cm" svg:x="2.5cm" svg:y="5.514cm" presentation:class="outline">
          <draw:text-box>
            <text:list text:style-name="L2">
              <text:list-item>
                <text:p>Create using <text:span text:style-name="T4">setuptools</text:span></text:p>
              </text:list-item>
              <text:list-item>
                <text:p>Install locally or elsewhere using <text:span text:style-name="T4">pip</text:span></text:p>
              </text:list-item>
              <text:list-item>
                <text:p><text:span text:style-name="T5">Make a tarball; </text:span><text:span text:style-name="T4">pip</text:span><text:span text:style-name="T5"> can use this</text:span></text:p>
              </text:list-item>
              <text:list-item>
                <text:p>Publish to PyPI using <text:span text:style-name="T4">twine</text:span></text:p>
                <text:list>
                  <text:list-item>
                    <text:p>not setupto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organic" presentation:presentation-page-layout-name="AL2T1">
        <office:forms form:automatic-focus="false" form:apply-design-mode="false"/>
        <draw:frame presentation:style-name="pr1" draw:layer="layout" svg:width="24cm" svg:height="3.256cm" svg:x="2cm" svg:y="1.662cm" presentation:class="title">
          <draw:text-box>
            <text:p>Packaging: Package files -- .whl</text:p>
          </draw:text-box>
        </draw:frame>
        <draw:frame presentation:style-name="pr5" draw:layer="layout" svg:width="23cm" svg:height="15.093cm" svg:x="2.5cm" svg:y="5.514cm" presentation:class="outline">
          <draw:text-box>
            <text:list text:style-name="L2">
              <text:list-item>
                <text:p>Create using <text:span text:style-name="T4">bdist_wheel</text:span></text:p>
                <text:list>
                  <text:list-item>
                    <text:p><text:span text:style-name="T5">A sub-sub-command of </text:span><text:span text:style-name="T4">setup.py sdist</text:span></text:p>
                  </text:list-item>
                </text:list>
              </text:list-item>
              <text:list-item>
                <text:p>Publish to PyPI using <text:span text:style-name="T4">twi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organic" presentation:presentation-page-layout-name="AL2T1">
        <draw:frame presentation:style-name="pr1" draw:layer="layout" svg:width="24cm" svg:height="3.256cm" svg:x="2cm" svg:y="1.662cm" presentation:class="title">
          <draw:text-box>
            <text:p>Implications</text:p>
          </draw:text-box>
        </draw:frame>
        <draw:frame presentation:style-name="pr5" draw:layer="layout" svg:width="23cm" svg:height="15.093cm" svg:x="2.5cm" svg:y="5.514cm" presentation:class="outline">
          <draw:text-box>
            <text:list text:style-name="L2">
              <text:list-item>
                <text:p>Microservices</text:p>
                <text:list>
                  <text:list-item>
                    <text:p>You can supply a wheel file; this can be deployed anywhe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organic" presentation:presentation-page-layout-name="AL2T1">
        <draw:frame presentation:style-name="pr1" draw:layer="layout" svg:width="24cm" svg:height="3.256cm" svg:x="2cm" svg:y="1.662cm" presentation:class="title">
          <draw:text-box>
            <text:p>Gotchas</text:p>
          </draw:text-box>
        </draw:frame>
        <draw:frame presentation:style-name="pr5" draw:layer="layout" svg:width="23cm" svg:height="15.093cm" svg:x="2.5cm" svg:y="5.514cm" presentation:class="outline">
          <draw:text-box>
            <text:list text:style-name="L2">
              <text:list-item>
                <text:p>Error in import doesn't stop namespace cre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organic" presentation:presentation-page-layout-name="AL2T1">
        <draw:frame presentation:style-name="pr1" draw:layer="layout" svg:width="24cm" svg:height="3.256cm" svg:x="2cm" svg:y="1.662cm" presentation:class="title">
          <draw:text-box>
            <text:p>Questions?</text:p>
          </draw:text-box>
        </draw:frame>
        <draw:frame presentation:style-name="pr5" draw:layer="layout" svg:width="23cm" svg:height="15.093cm" svg:x="2.5cm" svg:y="5.5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organic" presentation:presentation-page-layout-name="AL2T1">
        <draw:frame presentation:style-name="pr1" draw:layer="layout" svg:width="24cm" svg:height="3.256cm" svg:x="2cm" svg:y="1.662cm" presentation:class="title">
          <draw:text-box>
            <text:p>Conclusion</text:p>
          </draw:text-box>
        </draw:frame>
        <draw:frame presentation:style-name="pr5" draw:layer="layout" svg:width="23cm" svg:height="15.093cm" svg:x="2.5cm" svg:y="5.514cm" presentation:class="outline" presentation:user-transformed="true">
          <draw:text-box>
            <text:list text:style-name="L2">
              <text:list-item>
                <text:p><text:a xlink:href="https://pypi.python.org/">https://pypi.python.org/</text:a></text:p>
              </text:list-item>
              <text:list-item>
                <text:p><text:a xlink:href="https://pypa.io/">https://pypa.io/</text:a></text:p>
              </text:list-item>
              <text:list-item>
                <text:p><text:span text:style-name="T6"><text:a xlink:href="https://github.com/unixnut/python-modules-talk">https://github.com/unixnut/python-modules-talk</text:a></text:span></text:p>
              </text:list-item>
              <text:list-item>
                <text:p>alastair@plug.org.a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ashapes" xlink:href="Pictures/100000000000032000000258AE45E8AA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greenlines" xlink:href="Pictures/1000000000000320000002582C51995A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draw:background-size="border" draw:fill="bitmap" draw:fill-image-name="bluelines2" draw:fill-image-width="0cm" draw:fill-image-height="0cm"/>
    </style:style>
    <style:style style:name="Mdp4" style:family="drawing-page">
      <style:drawing-page-properties draw:background-size="border" draw:fill="bitmap" draw:fill-image-name="typo3" style:repeat="stretch"/>
    </style:style>
    <style:style style:name="Mdp5" style:family="drawing-page">
      <style:drawing-page-properties draw:background-size="border" draw:fill="bitmap" draw:fill-image-name="sunrise_5f_box" draw:fill-image-width="0cm" draw:fill-image-height="0cm"/>
    </style:style>
    <style:style style:name="Mdp6" style:family="drawing-page">
      <style:drawing-page-properties draw:background-size="border" draw:fill="bitmap" draw:fill-image-name="greenlines" style:repeat="stretch"/>
    </style:style>
    <style:style style:name="Mdp7" style:family="drawing-page">
      <style:drawing-page-properties draw:background-size="border" draw:fill="bitmap" draw:fill-image-name="bluelinesdark" style:repeat="stretch"/>
    </style:style>
    <style:style style:name="Mdp8" style:family="drawing-page">
      <style:drawing-page-properties draw:background-size="border" draw:fill="bitmap" draw:fill-image-name="bluetitledown" style:repeat="stretch"/>
    </style:style>
    <style:style style:name="Mdp9" style:family="drawing-page">
      <style:drawing-page-properties draw:background-size="border" draw:fill="bitmap" draw:fill-image-name="organic" style:repeat="stretch"/>
    </style:style>
    <style:style style:name="Mdp10" style:family="drawing-page">
      <style:drawing-page-properties draw:background-size="border" draw:fill="bitmap" draw:fill-image-name="numbers3" style:repeat="stretch"/>
    </style:style>
    <style:style style:name="Mdp11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27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29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30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1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3.86cm" svg:x="2.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3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3.86cm" svg:x="1.4cm" svg:y="6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4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3.86cm" svg:x="1.8cm" svg:y="5.3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charglow-title" draw:layer="backgroundobjects" svg:width="14.848cm" svg:height="11.136cm" svg:x="3.075cm" svg:y="2.257cm" presentation:class="page"/>
        <draw:frame presentation:style-name="lyt-charglow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5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6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3.86cm" svg:x="1.4cm" svg:y="5.7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4.848cm" svg:height="11.136cm" svg:x="3.075cm" svg:y="2.257cm" presentation:class="page"/>
        <draw:frame presentation:style-name="lyt-greengradlines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7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8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3.86cm" svg:x="1.4cm" svg:y="2.2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9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5.343cm" svg:x="2.5cm" svg:y="5.514cm" presentation:class="outline" presentation:placeholder="true">
        <draw:text-box/>
      </draw:frame>
      <draw:frame presentation:style-name="Mpr25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9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3.86cm" svg:x="2.5cm" svg:y="5.514cm" presentation:class="outline" presentation:placeholder="true">
        <draw:text-box/>
      </draw:frame>
      <draw:frame presentation:style-name="Mpr25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10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3.86cm" svg:x="2cm" svg:y="5.314cm" presentation:class="outline" presentation:placeholder="true">
        <draw:text-box/>
      </draw:frame>
      <draw:frame presentation:style-name="Mpr28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28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astair Irvine</meta:initial-creator>
    <meta:creation-date>2016-09-01T16:39:48</meta:creation-date>
    <meta:editing-duration>PT00H57M46S</meta:editing-duration>
    <meta:editing-cycles>8</meta:editing-cycles>
    <dc:date>2016-09-01T17:36:42</dc:date>
    <dc:creator>Alastair Irvine</dc:creator>
    <meta:generator>OpenOffice.org/3.2$Linux OpenOffice.org_project/320m19$Build-9505</meta:generator>
    <meta:document-statistic meta:object-count="204"/>
    <meta:user-defined meta:name="Info 1"/>
    <meta:user-defined meta:name="Info 2"/>
    <meta:user-defined meta:name="Info 3"/>
    <meta:user-defined meta:name="Info 4"/>
  </office:meta>
</office:document-meta>
</file>